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42.42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hallgeschwindigkeit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Messung</text:p>
          </table:table-cell>
          <table:table-cell table:style-name="ce2" office:value-type="string" calcext:value-type="string">
            <text:p>Laufzeit (ms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59" calcext:value-type="float">
            <text:p>7.59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16" calcext:value-type="float">
            <text:p>7.16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55" calcext:value-type="float">
            <text:p>7.55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77" calcext:value-type="float">
            <text:p>6.77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97" calcext:value-type="float">
            <text:p>6.9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.74" calcext:value-type="float">
            <text:p>7.7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18" calcext:value-type="float">
            <text:p>7.18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.58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.04" calcext:value-type="float">
            <text:p>7.04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.17" calcext:value-type="float">
            <text:p>7.17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89" calcext:value-type="float">
            <text:p>6.89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.33" calcext:value-type="float">
            <text:p>7.33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.21" calcext:value-type="float">
            <text:p>7.21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5" calcext:value-type="float">
            <text:p>8.05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.63" calcext:value-type="float">
            <text:p>7.63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Mittelwert Laufzeit</text:p>
          </table:table-cell>
          <table:table-cell table:style-name="ce4" table:formula="of:=AVERAGE([.B5:.B24])" office:value-type="float" office:value="7.3225" calcext:value-type="float">
            <text:p>7.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d. Laufzeit</text:p>
          </table:table-cell>
          <table:table-cell table:style-name="ce4" table:formula="of:=STDEV([.B5:.B24])" office:value-type="float" office:value="0.328839666579003" calcext:value-type="float">
            <text:p>0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Laufzeit</text:p>
          </table:table-cell>
          <table:table-cell table:style-name="ce4" table:formula="of:=[.B27]/SQRT(20)" office:value-type="float" office:value="0.0735307848169015" calcext:value-type="float">
            <text:p>0.07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Mittlere Laufzeit in s</text:p>
          </table:table-cell>
          <table:table-cell table:formula="of:=[.B26]/1000" office:value-type="float" office:value="0.0073225" calcext:value-type="float">
            <text:p>0.00732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Laufzeit in s</text:p>
          </table:table-cell>
          <table:table-cell table:formula="of:=[.B28]/1000" office:value-type="float" office:value="0.0000735307848169015" calcext:value-type="float">
            <text:p>7.35307848169015E-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ttlere Distanz</text:p>
          </table:table-cell>
          <table:table-cell office:value-type="float" office:value="2.561" calcext:value-type="float">
            <text:p>2.56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Distanz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ttlere Schallgeschwindigkeit</text:p>
          </table:table-cell>
          <table:table-cell table:style-name="ce5" table:formula="of:=[.B32]/[.B30]" office:value-type="float" office:value="349.743939911232" calcext:value-type="float">
            <text:p>349.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Schallgeschwindigkeit</text:p>
          </table:table-cell>
          <table:table-cell table:style-name="ce5" table:formula="of:=SQRT((1/[.B30]*[.B33])^2+(-[.B32]/([.B30]^2)*[.B31])^2)" office:value-type="float" office:value="3.53586029310167" calcext:value-type="float">
            <text:p>3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1:46:42.471742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35:10.190081732</meta:creation-date>
    <dc:date>2016-10-27T11:47:46.030328234</dc:date>
    <meta:editing-duration>PT26M59S</meta:editing-duration>
    <meta:editing-cycles>9</meta:editing-cycles>
    <meta:generator>LibreOffice/5.1.4.2$Linux_X86_64 LibreOffice_project/10m0$Build-2</meta:generator>
    <meta:document-statistic meta:table-count="1" meta:cell-count="61" meta:object-count="0"/>
  </office:meta>
</office:document-meta>
</file>